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6cm" fo:margin-left="0cm" table:align="left"/>
    </style:style>
    <style:style style:name="Table1.A" style:family="table-column">
      <style:table-column-properties style:column-width="2.147cm"/>
    </style:style>
    <style:style style:name="Table1.B" style:family="table-column">
      <style:table-column-properties style:column-width="2.148cm"/>
    </style:style>
    <style:style style:name="Table1.H" style:family="table-column">
      <style:table-column-properties style:column-width="3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254f" officeooo:paragraph-rsid="001d254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54f" officeooo:paragraph-rsid="001d254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67c87" officeooo:paragraph-rsid="00267c87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67c87" officeooo:paragraph-rsid="0028ac0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704d1" officeooo:paragraph-rsid="002704d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704d1" officeooo:paragraph-rsid="0028ac0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54f" officeooo:paragraph-rsid="001d254f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8ac09" officeooo:paragraph-rsid="0028ac09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ff556" officeooo:paragraph-rsid="002ff556" style:font-size-asian="8.75pt" style:font-weight-asian="normal" style:font-size-complex="10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1pt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28ac09" officeooo:paragraph-rsid="0028ac09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28b28a" officeooo:paragraph-rsid="0028b28a" style:font-size-asian="9.60000038146973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dfe5e" officeooo:paragraph-rsid="002dfe5e" style:font-size-asian="9.60000038146973pt" style:font-size-complex="11pt"/>
    </style:style>
    <style:style style:name="T1" style:family="text">
      <style:text-properties officeooo:rsid="0020eaa3"/>
    </style:style>
    <style:style style:name="T2" style:family="text">
      <style:text-properties officeooo:rsid="0022b5fd"/>
    </style:style>
    <style:style style:name="T3" style:family="text">
      <style:text-properties officeooo:rsid="0023b6b3"/>
    </style:style>
    <style:style style:name="T4" style:family="text">
      <style:text-properties officeooo:rsid="00254580"/>
    </style:style>
    <style:style style:name="T5" style:family="text">
      <style:text-properties officeooo:rsid="00267c87"/>
    </style:style>
    <style:style style:name="T6" style:family="text">
      <style:text-properties officeooo:rsid="002704d1"/>
    </style:style>
    <style:style style:name="T7" style:family="text">
      <style:text-properties officeooo:rsid="0028a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L AGUILA Calisto</text:p>
      <text:p text:style-name="P9"/>
      <text:p text:style-name="P1">Compte Rendu de TP – TP n°2 Automate de Programmation</text:p>
      <text:p text:style-name="P1"/>
      <text:p text:style-name="P2"/>
      <text:p text:style-name="P2"/>
      <text:p text:style-name="P2"/>
      <text:p text:style-name="P3"><text:span text:style-name="T7">0</text:span><text:tab/><text:tab/><text:tab/><text:tab/><text:tab/><text:tab/><text:tab/><text:tab/><text:tab/>Attente d’un article ou nom propre</text:p>
      <text:p text:style-name="P3"/>
      <text:p text:style-name="P3"><text:span text:style-name="T7">1</text:span> Article est trouvé, (possible qu’un adjectif soit reconnu) <text:s text:c="12"/><text:tab/>Attente d’un nom</text:p>
      <text:p text:style-name="P3"/>
      <text:p text:style-name="P3"><text:span text:style-name="T7">2</text:span> Nom trouvé <text:s text:c="2"/>(possible qu’un adjectif soit reconnu)<text:tab/><text:tab/><text:tab/>Attente d’un verbe</text:p>
      <text:p text:style-name="P3"/>
      <text:p text:style-name="P4"><text:span text:style-name="T7">3</text:span> Verbe trouvé <text:span text:style-name="T6">(avec Nom ou nom_propre touvé avant)</text:span> <text:tab/><text:tab/><text:tab/><text:span text:style-name="T6">Attente d’un nom propre, d’un <text:tab/><text:tab/><text:tab/><text:tab/><text:tab/><text:tab/><text:tab/><text:tab/><text:tab/><text:tab/>article ou d’un point </text:span></text:p>
      <text:p text:style-name="P8">4 Nom propre trouvé <text:tab/><text:tab/><text:tab/><text:tab/><text:tab/><text:tab/><text:tab/>Attente d’un verbe</text:p>
      <text:p text:style-name="P4"/>
      <text:p text:style-name="P5"><text:span text:style-name="T7">5</text:span> Article trouvé<text:span text:style-name="T5">, (possible qu’un adjectif soit reconnu) <text:s/><text:tab/><text:tab/><text:tab/></text:span>Attente d’un nom </text:p>
      <text:p text:style-name="P5"/>
      <text:p text:style-name="P5"><text:span text:style-name="T7">6</text:span> Nom trouvé<text:span text:style-name="T5">, (possible qu’un adjectif soit reconnu) <text:s/><text:tab/><text:tab/><text:tab/></text:span>Attente d’un point</text:p>
      <text:p text:style-name="P5"/>
      <text:p text:style-name="P5"><text:span text:style-name="T7">7</text:span> Nom propre trouvé<text:tab/>(après qu’un verbe ait été trouvé)<text:tab/><text:tab/>Attente d’un point </text:p>
      <text:p text:style-name="P5"/>
      <text:p text:style-name="P5"><text:span text:style-name="T7">8</text:span> <text:span text:style-name="T7">problème dans la phrase</text:span></text:p>
      <text:p text:style-name="P5"/>
      <text:p text:style-name="P6"><text:span text:style-name="T7">9</text:span> Un point est trouvé, <text:span text:style-name="T7">phrase complète</text:span><text:tab/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/>
        <table:table-column table:style-name="Table1.H"/>
        <table:table-row>
          <table:table-cell table:style-name="Table1.A1" office:value-type="string">
            <text:p text:style-name="P11">Etat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H1" office:value-type="string">
            <text:p text:style-name="P11">Sortie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nom_propre</text:p>
          </table:table-cell>
          <table:table-cell table:style-name="Table1.A2" office:value-type="string">
            <text:p text:style-name="P11">article</text:p>
          </table:table-cell>
          <table:table-cell table:style-name="Table1.A2" office:value-type="string">
            <text:p text:style-name="P11">verbe</text:p>
          </table:table-cell>
          <table:table-cell table:style-name="Table1.A2" office:value-type="string">
            <text:p text:style-name="P12">nom</text:p>
          </table:table-cell>
          <table:table-cell table:style-name="Table1.A2" office:value-type="string">
            <text:p text:style-name="P13">adjectifs</text:p>
          </table:table-cell>
          <table:table-cell table:style-name="Table1.A2" office:value-type="string">
            <text:p text:style-name="P11">point</text:p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2">Phrase correcte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2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2">Phrase correcte</text:p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2">Phrase correcte</text:p>
          </table:table-cell>
        </table:table-row>
        <table:table-row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2">8</text:p>
          </table:table-cell>
          <table:table-cell table:style-name="Table1.H2" office:value-type="string">
            <text:p text:style-name="P12">Phrase incorrecte</text:p>
          </table:table-cell>
        </table:table-row>
        <table:table-row>
          <table:table-cell table:style-name="Table1.A2" office:value-type="string">
            <text:p text:style-name="P11">9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9</text:p>
          </table:table-cell>
          <table:table-cell table:style-name="Table1.H2" office:value-type="string">
            <text:p text:style-name="P12">Phrase incorrecte</text:p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02:47.991066963</meta:creation-date>
    <dc:date>2024-09-23T17:18:52.792263682</dc:date>
    <meta:editing-duration>PT58M55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100" meta:word-count="212" meta:character-count="1018" meta:non-whitespace-character-count="847"/>
  </office:meta>
</office:document-meta>
</file>